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unito Sans" svg:font-family="Nunito Sans" style:font-family-generic="system" style:font-pitch="variable" svg:panose-1="0 0 5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15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16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  <style:text-properties style:font-name="Nunito Sans" fo:language="en" fo:country="US"/>
    </style:style>
    <style:style style:name="P2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3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4" style:parent-style-name="Standard" style:family="paragraph">
      <style:paragraph-properties fo:margin-bottom="0in" fo:line-height="100%"/>
      <style:text-properties fo:hyphenate="true"/>
    </style:style>
    <style:style style:name="T5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6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7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8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9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de" style:country-asian="DE" fo:hyphenate="true"/>
    </style:style>
    <style:style style:name="P10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11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12" style:parent-style-name="Standard" style:family="paragraph">
      <style:paragraph-properties fo:margin-bottom="0in" fo:line-height="100%"/>
      <style:text-properties fo:hyphenate="true"/>
    </style:style>
    <style:style style:name="T13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14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15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16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17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18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19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20" style:parent-style-name="Standard" style:family="paragraph">
      <style:paragraph-properties fo:margin-bottom="0in" fo:line-height="100%"/>
      <style:text-properties fo:hyphenate="true"/>
    </style:style>
    <style:style style:name="T21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22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23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24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25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26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27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28" style:parent-style-name="Standard" style:family="paragraph">
      <style:paragraph-properties fo:margin-bottom="0in" fo:line-height="100%"/>
      <style:text-properties fo:hyphenate="true"/>
    </style:style>
    <style:style style:name="T29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30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31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32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34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36" style:parent-style-name="Standard" style:family="paragraph">
      <style:paragraph-properties fo:margin-bottom="0in" fo:line-height="100%"/>
      <style:text-properties fo:hyphenate="true"/>
    </style:style>
    <style:style style:name="T37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38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39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40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41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42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43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de" style:country-asian="DE" fo:hyphenate="true"/>
    </style:style>
    <style:style style:name="P44" style:parent-style-name="Standard" style:family="paragraph">
      <style:paragraph-properties fo:margin-bottom="0in" fo:line-height="100%"/>
      <style:text-properties fo:hyphenate="true"/>
    </style:style>
    <style:style style:name="T45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46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47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48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49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50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de" style:country-asian="DE" fo:hyphenate="true"/>
    </style:style>
    <style:style style:name="P51" style:parent-style-name="Standard" style:family="paragraph">
      <style:paragraph-properties fo:margin-top="0.0694in" fo:margin-bottom="0.0694in" fo:line-height="100%"/>
      <style:text-properties style:font-name="Nunito Sans" style:font-name-asian="Times New Roman" fo:language="en" fo:country="US" style:language-asian="de" style:country-asian="DE"/>
    </style:style>
  </office:automatic-styles>
  <office:body>
    <office:text text:use-soft-page-breaks="true">
      <text:h text:style-name="P1" text:outline-level="1">Access Rights<text:s/>- Quiz</text:h>
      <text:list text:style-name="LFO17">
        <text:list-item text:start-value="1">
          <text:p text:style-name="P2">What is the principle behind "as open as possible, as closed as necessary"?</text:p>
        </text:list-item>
      </text:list>
      <text:p text:style-name="P3"> 4 </text:p>
      <text:p text:style-name="P4"><text:span text:style-name="T5">Openly sharing all research data and tools (G)</text:span><text:span text:style-name="T6">Using closed and proprietary software for data analysis (U)</text:span><text:span text:style-name="T7">Striving to choose open and FAIR tools and data types when possible (A)</text:span><text:span text:style-name="T8">Restricting access to research data and tools (W)</text:span></text:p>
      <text:p text:style-name="P9"> 4 </text:p>
      <text:list text:style-name="LFO18">
        <text:list-item text:start-value="2">
          <text:p text:style-name="P10">What should researchers do if timely open access to the software is not possible?</text:p>
        </text:list-item>
      </text:list>
      <text:p text:style-name="P11"> 4 </text:p>
      <text:p text:style-name="P12"><text:span text:style-name="T13">Provide a detailed algorithm without outlining the source code. (I)</text:span><text:span text:style-name="T14">Delay the publication of the article until the software is open access. (P)</text:span><text:span text:style-name="T15">State the reason for not publishing the source code and the expected release timeframe. (T)</text:span><text:span text:style-name="T16">Exclude any mention of the software in the article. (S)</text:span></text:p>
      <text:p text:style-name="P17"> 4 </text:p>
      <text:list text:style-name="LFO19">
        <text:list-item text:start-value="3">
          <text:p text:style-name="P18">What are the challenges associated with the longevity of simulation outputs?</text:p>
        </text:list-item>
      </text:list>
      <text:p text:style-name="P19"> 4 </text:p>
      <text:p text:style-name="P20"><text:span text:style-name="T21">Simulation outputs are easily assessable and portable. (M)</text:span><text:span text:style-name="T22">Simulation outputs are often small in size, making long-term accessibility simple. (N)</text:span><text:span text:style-name="T23">Simulations can generate massive output, and interdependencies between hardware and software can limit their portability. (A)</text:span><text:span text:style-name="T24">Standardization and documentation for simulation outputs are well-established. (X)</text:span></text:p>
      <text:p text:style-name="P25"> 4 </text:p>
      <text:list text:style-name="LFO20">
        <text:list-item text:start-value="4">
          <text:p text:style-name="P26">What should be done if some software used in simulations cannot be openly released?</text:p>
        </text:list-item>
      </text:list>
      <text:p text:style-name="P27"> 4 </text:p>
      <text:p text:style-name="P28"><text:span text:style-name="T29">Provide no documentation or information about the restricted software. (T)</text:span><text:span text:style-name="T30">Exclude any mention of the restricted software in the documentation. (O)</text:span><text:span text:style-name="T31">Ensure the documentation provides enough information to reproduce the process. (M)</text:span><text:span text:style-name="T32">Delay the publication until all software used in simulations can be openly released. (F)</text:span></text:p>
      <text:p text:style-name="P33"> 4 </text:p>
      <text:list text:style-name="LFO21">
        <text:list-item text:start-value="5">
          <text:p text:style-name="P34">What is one of the considerations for ensuring long-term accessibility of research data?</text:p>
        </text:list-item>
      </text:list>
      <text:p text:style-name="P35"> 4 </text:p>
      <text:p text:style-name="P36"><text:span text:style-name="T37">Using tools and software that are FAIR themselves. (V)</text:span><text:span text:style-name="T38">Choosing data types that require minimal memory space. (A)</text:span><text:span text:style-name="T39">Storing data in repositories with high backup capacity. (J)</text:span><text:span text:style-name="T40">Describing processing details in a .pdf file. (Z)</text:span></text:p>
      <text:p text:style-name="P41"> 4 </text:p>
      <text:soft-page-break/>
      <text:list text:style-name="LFO22">
        <text:list-item text:start-value="6">
          <text:p text:style-name="P42">What are the recommended characteristics of software documentation in research?</text:p>
        </text:list-item>
      </text:list>
      <text:p text:style-name="P43"> 4 </text:p>
      <text:p text:style-name="P44"><text:span text:style-name="T45">Avoid documenting the origin, purpose, and scope of the program. (R)</text:span><text:span text:style-name="T46">Provide a detailed manual with step-by-step instructions. (K)</text:span><text:span text:style-name="T47">Comment the program with limitations of variables. (N)</text:span><text:span text:style-name="T48">Keep the documentation minimal and concise.<text:s/></text:span><text:span text:style-name="T49">(C)</text:span></text:p>
      <text:p text:style-name="P50">14 (4/4)</text:p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unito Sans" svg:font-family="Nunito Sans" style:font-family-generic="system" style:font-pitch="variable" svg:panose-1="0 0 5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lia-effect__circle" style:display-name="lia-effect__circle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a-paragraph" style:display-name="lia-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a-pagination__current" style:display-name="lia-pagination__current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ont-400" style:display-name="font-400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1LVL1" style:family="text">
      <style:text-properties style:font-name="Nunito Sans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Nunito Sans" style:font-name-asian="Times New Roman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Nunito Sans" style:font-name-asian="Times New Roman" style:font-name-complex="Times New Roman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Nunito Sans" style:font-name-asian="Times New Roman" style:font-name-complex="Times New Roman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Nunito Sans" style:font-name-asian="Times New Roman" style:font-name-complex="Times New Roman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unito San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15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Nunito Sans"/>
      </text:list-level-style-bullet>
      <text:list-level-style-bullet text:level="2" text:style-name="WW_CharLFO16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je Ahrens</meta:initial-creator>
    <dc:creator>Antje Ahrens</dc:creator>
    <meta:creation-date>2023-06-27T10:22:00Z</meta:creation-date>
    <dc:date>2023-06-27T10:22:00Z</dc:date>
    <meta:template xlink:href="Normal" xlink:type="simple"/>
    <meta:editing-cycles>2</meta:editing-cycles>
    <meta:editing-duration>PT0S</meta:editing-duration>
    <meta:document-statistic meta:page-count="2" meta:paragraph-count="6" meta:word-count="429" meta:character-count="3129" meta:row-count="22" meta:non-whitespace-character-count="2706"/>
  </office:meta>
</office:document-meta>
</file>